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82cm" loext:contextual-spacing="false" fo:line-height="129%" fo:text-indent="1.501cm" style:auto-text-indent="false" style:writing-mode="lr-tb"/>
      <style:text-properties fo:font-variant="normal" fo:text-transform="none" fo:color="#000000" style:text-line-through-style="none" style:text-line-through-type="none" style:font-name="Calibri" fo:font-size="2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.282cm" loext:contextual-spacing="false" fo:line-height="129%" fo:text-indent="1.501cm" style:auto-text-indent="false" style:writing-mode="lr-tb"/>
      <style:text-properties fo:font-variant="normal" fo:text-transform="none" fo:color="#000000" style:text-line-through-style="none" style:text-line-through-type="none" style:font-name="Calibri" fo:font-size="1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.282cm" loext:contextual-spacing="false" fo:line-height="129%" fo:text-indent="1.501cm" style:auto-text-indent="false" style:writing-mode="lr-tb"/>
      <style:text-properties fo:font-variant="normal" fo:text-transform="none" fo:color="#000000" style:text-line-through-style="none" style:text-line-through-type="none" style:font-name="Calibri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282cm" loext:contextual-spacing="false" fo:line-height="129%" fo:text-indent="1.501cm" style:auto-text-indent="false" style:writing-mode="lr-tb"/>
      <style:text-properties fo:font-weight="normal"/>
    </style:style>
    <style:style style:name="P5" style:family="paragraph" style:parent-style-name="Text_20_body">
      <style:paragraph-properties fo:margin-left="1.039cm" fo:margin-right="0cm" fo:margin-top="0cm" fo:margin-bottom="0.282cm" loext:contextual-spacing="false" fo:line-height="129%" fo:text-indent="1.501cm" style:auto-text-indent="false" style:writing-mode="lr-tb"/>
      <style:text-properties fo:font-variant="normal" fo:text-transform="none" fo:color="#000000" style:text-line-through-style="none" style:text-line-through-type="none" style:font-name="Calibri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.808cm" fo:margin-right="0cm" fo:margin-top="0cm" fo:margin-bottom="0.282cm" loext:contextual-spacing="false" fo:line-height="129%" fo:text-indent="1.732cm" style:auto-text-indent="false" style:writing-mode="lr-tb"/>
      <style:text-properties fo:font-variant="normal" fo:text-transform="none" fo:color="#000000" style:text-line-through-style="none" style:text-line-through-type="none" style:font-name="Calibri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line-height="129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.282cm" loext:contextual-spacing="false" fo:line-height="129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6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.282cm" loext:contextual-spacing="false" fo:line-height="129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32pt" fo:font-style="normal" style:text-underline-style="none" fo:font-weight="bold" officeooo:paragraph-rsid="0018c41f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.282cm" loext:contextual-spacing="false" fo:line-height="129%" fo:text-align="center" style:justify-single-word="false" fo:text-indent="0cm" style:auto-text-indent="false" style:writing-mode="lr-tb"/>
      <style:text-properties officeooo:paragraph-rsid="0018c41f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6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6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3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weight="normal"/>
    </style:style>
    <style:style style:name="T6" style:family="text">
      <style:text-properties officeooo:rsid="0018c41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a359f33e-7fff-76b5-4286-9f818fbe6ced"/>PROJECT SYNOPSI<text:span text:style-name="T6">S</text:span></text:p>
      <text:p text:style-name="P10"><text:span text:style-name="T3">DATA STRUCTURE</text:span></text:p>
      <text:p text:style-name="P1">TOPIC: LOAD BALANCING WITH MULTIPLE QUEUEING SYSTEM.</text:p>
      <text:p text:style-name="P4"><text:span text:style-name="T2">BATCH NO:</text:span><text:span text:style-name="T4"> </text:span><text:span text:style-name="T1">17</text:span></text:p>
      <text:p text:style-name="P2">TEAM MEMBERS: </text:p>
      <text:p text:style-name="P5">1. ARATRIKA RAY – PES2201800494</text:p>
      <text:p text:style-name="P6">2.ROSHINI K BHASKAR – PES2201800122</text:p>
      <text:p text:style-name="P2">OUR APPROACH:</text:p>
      <text:p text:style-name="P3">We have implemented this topic in a simple yet efficient way.</text:p>
      <text:p text:style-name="P3">We have limited the number of queues we have to 5, and the number of loads in each queue to 10.</text:p>
      <text:p text:style-name="P3">We also have a special queue number 6 which handles loads with less value.</text:p>
      <text:p text:style-name="P3">So here's what happens in our code is:</text:p>
      <text:list xml:id="list1426389094" text:style-name="L1">
        <text:list-item>
          <text:p text:style-name="P7">When a load is received from the client side, load_balance(int load, queue *q_list[5], queue *queue_a) function calculates and enqueues the load to the appropriate queue depending on which queue has lesser load sum and number of loads.</text:p>
        </text:list-item>
      </text:list>
      <text:p text:style-name="Text_20_body"/>
      <text:list xml:id="list3558789088" text:style-name="L2">
        <text:list-item>
          <text:p text:style-name="P8"><text:soft-page-break/>When the load is between 0-5 it goes to the special queue called queue_a depending on the load sum on it as well the other. If it's load sum is greater than anther queue, then even though being a lesser valued load, it will enqueue into the other queue.</text:p>
        </text:list-item>
      </text:list>
      <text:p text:style-name="P3">3. If all the queues are suppose full and a new load is to be added, we have to unload the queue necessarily. We have a remove_load(queue *q) function which dequeues the queue after which another load can be added.</text:p>
      <text:p text:style-name="Text_20_body"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9:32:19.934959994</meta:creation-date>
    <dc:date>2019-11-25T19:33:27.015510266</dc:date>
    <meta:editing-duration>PT1M10S</meta:editing-duration>
    <meta:editing-cycles>1</meta:editing-cycles>
    <meta:generator>LibreOffice/6.2.7.1$Linux_X86_64 LibreOffice_project/20$Build-1</meta:generator>
    <meta:document-statistic meta:table-count="0" meta:image-count="0" meta:object-count="0" meta:page-count="2" meta:paragraph-count="16" meta:word-count="208" meta:character-count="1162" meta:non-whitespace-character-count="967"/>
  </office:meta>
</office:document-meta>
</file>